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8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VIOLETA RAMIREZ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CONSORCIO AGROVETERINARIO LAS VIOLETAS S.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2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ORRAS ACOSTA, MOISES GUILLERM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4:2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6:0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1T19:39:5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